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400000157BA63E094D1B586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82cm" fo:min-width="0.8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36cm" fo:min-width="0.669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4.537cm" svg:x="0cm" svg:y="0.063cm">
          <draw:image xlink:href="Pictures/10000000000002F400000157BA63E094D1B58613.png" xlink:type="simple" xlink:show="embed" xlink:actuate="onLoad">
            <text:p/>
          </draw:image>
        </draw:frame>
        <draw:custom-shape draw:style-name="gr2" draw:text-style-name="P2" draw:layer="layout" svg:width="1.9cm" svg:height="0.8cm" svg:x="0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01cm" svg:height="1.3cm" svg:x="7.6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705cm" svg:height="0.569cm" svg:x="1.573cm" svg:y="2.881cm">
          <draw:text-box>
            <text:p text:style-name="P3"><text:span text:style-name="T1">A</text:span></text:p>
          </draw:text-box>
        </draw:frame>
        <draw:frame draw:style-name="gr4" draw:text-style-name="P4" draw:layer="layout" svg:width="0.705cm" svg:height="0.569cm" svg:x="7.273cm" svg:y="1.282cm">
          <draw:text-box>
            <text:p text:style-name="P3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2:06:28.775756002</meta:creation-date>
    <dc:date>2020-12-08T12:19:56.485443418</dc:date>
    <meta:editing-duration>PT1M7S</meta:editing-duration>
    <meta:editing-cycles>1</meta:editing-cycles>
    <meta:document-statistic meta:object-count="5"/>
    <meta:generator>LibreOffice/6.0.7.3$Linux_X86_64 LibreOffice_project/00m0$Build-3</meta:generator>
  </office:meta>
</office:document-meta>
</file>